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oot fall</text:p>
          </table:table-cell>
          <table:table-cell table:style-name="ce1" office:value-type="string" calcext:value-type="string">
            <text:p>Transaction</text:p>
          </table:table-cell>
          <table:table-cell table:style-name="ce1" office:value-type="string" calcext:value-type="string">
            <text:p>Avg stay</text:p>
          </table:table-cell>
          <table:table-cell table:style-name="ce1" office:value-type="string" calcext:value-type="string">
            <text:p>Foot fall not captured</text:p>
          </table:table-cell>
          <table:table-cell table:style-name="ce1" office:value-type="string" calcext:value-type="string">
            <text:p>% Women Customers</text:p>
          </table:table-cell>
          <table:table-cell table:style-name="ce1" office:value-type="string" calcext:value-type="string">
            <text:p>%Happy Customers</text:p>
          </table:table-cell>
          <table:table-cell table:style-name="ce1" office:value-type="string" calcext:value-type="string">
            <text:p>%Teenage Customer</text:p>
          </table:table-cell>
          <table:table-cell table:style-name="ce1" office:value-type="string" calcext:value-type="string">
            <text:p>%Foreign customer</text:p>
          </table:table-cell>
          <table:table-cell table:style-name="ce1" office:value-type="string" calcext:value-type="string">
            <text:p>%Foot fall</text:p>
          </table:table-cell>
          <table:table-cell table:style-name="ce1" office:value-type="string" calcext:value-type="string">
            <text:p>%Transaction made</text:p>
          </table:table-cell>
          <table:table-cell table:style-name="ce1" office:value-type="string" calcext:value-type="string">
            <text:p>Avg stay</text:p>
          </table:table-cell>
          <table:table-cell table:style-name="ce1" office:value-type="string" calcext:value-type="string">
            <text:p>%Happy customers</text:p>
          </table:table-cell>
          <table:table-cell table:style-name="ce1" office:value-type="string" calcext:value-type="string">
            <text:p>Suspicious foot fall</text:p>
          </table:table-cell>
          <table:table-cell table:style-name="ce1" office:value-type="string" calcext:value-type="string">
            <text:p>Frequent visits</text:p>
          </table:table-cell>
          <table:table-cell table:style-name="ce1" office:value-type="string" calcext:value-type="string">
            <text:p>%Transaction in systems</text:p>
          </table:table-cell>
          <table:table-cell table:style-name="ce1" office:value-type="string" calcext:value-type="string">
            <text:p>Transaction volum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2-02-20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2-02-202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25000" calcext:value-type="float">
            <text:p>25,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2-02-202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2-02-20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000" calcext:value-type="float">
            <text:p>30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2-02-202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5000" calcext:value-type="float">
            <text:p>35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2-02-20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0000" calcext:value-type="float">
            <text:p>40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3-02-20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5000" calcext:value-type="float">
            <text:p>25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3-02-202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5000" calcext:value-type="float">
            <text:p>75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3-02-20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3-02-202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3-02-20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5000" calcext:value-type="float">
            <text:p>65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3-02-202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4-02-20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1" calcext:value-type="float">
            <text:p>1.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.11" calcext:value-type="float">
            <text:p>1.1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4-02-20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000" calcext:value-type="float">
            <text:p>30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4-02-20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5000" calcext:value-type="float">
            <text:p>35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4-02-20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0000" calcext:value-type="float">
            <text:p>90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4-02-20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5000" calcext:value-type="float">
            <text:p>65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4-02-20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0000" calcext:value-type="float">
            <text:p>60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5-02-20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5-02-20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5-02-2023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000" calcext:value-type="float">
            <text:p>30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5-02-20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0000" calcext:value-type="float">
            <text:p>90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5-02-20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0000" calcext:value-type="float">
            <text:p>80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5-02-20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7-02-20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7-02-20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7-02-20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5000" calcext:value-type="float">
            <text:p>35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7-02-20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7-02-20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5000" calcext:value-type="float">
            <text:p>250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7-02-202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number-columns-repeated="100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7" meta:object-count="0"/>
    <meta:generator>LibreOfficeDev/6.0.5.2$Linux_X86_64 LibreOffice_project/</meta:generator>
  </office:meta>
</office:document-meta>
</file>